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/>
          <table:table-cell table:style-name="ce7" office:value-type="string" calcext:value-type="string">
            <text:p>Control numbers must not change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/>
          <table:table-cell table:style-name="ce7" office:value-type="string" calcext:value-type="string">
            <text:p>Use gaps for new ones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 table:number-columns-repeated="2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ea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ad audio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 table:number-columns-repeated="2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rea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ad MIDI sourc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to wavet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9"/>
          <table:table-cell table:number-columns-repeated="7"/>
          <table:table-cell table:style-name="ce7"/>
          <table:table-cell table:number-columns-repeated="1009"/>
        </table:table-row>
        <table:table-row table:style-name="ro1">
          <table:table-cell table:number-columns-repeated="5"/>
          <table:table-cell table:style-name="ce19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5:Sheet1.AMJ70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21:15:00.471527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1-11-24T21:53:33.470733965</dc:date>
    <meta:editing-duration>P9DT19H15M9S</meta:editing-duration>
    <meta:editing-cycles>779</meta:editing-cycles>
    <meta:generator>LibreOffice/7.0.4.2$Linux_X86_64 LibreOffice_project/00$Build-2</meta:generator>
    <meta:document-statistic meta:table-count="1" meta:cell-count="6326" meta:object-count="0"/>
  </office:meta>
</office:document-meta>
</file>